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4" style:family="paragraph" style:parent-style-name="Standard" style:list-style-name="L1">
      <style:paragraph-properties fo:line-height="150%"/>
      <style:text-properties style:font-name="標楷體" fo:font-size="14pt" style:font-name-asian="標楷體" style:font-size-asian="14pt" style:font-size-complex="14pt"/>
    </style:style>
    <style:style style:name="P5" style:family="paragraph" style:parent-style-name="Standard">
      <style:paragraph-properties fo:line-height="150%"/>
      <style:text-properties style:font-name="標楷體" fo:font-size="14pt" style:font-name-asian="標楷體" style:font-size-asian="14pt" style:language-asian="zh" style:country-asian="TW"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1">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4">
      <style:paragraph-properties fo:line-height="150%"/>
    </style:style>
    <style:style style:name="P11" style:family="paragraph" style:parent-style-name="Standard" style:list-style-name="L2">
      <style:paragraph-properties fo:line-height="150%"/>
      <style:text-properties fo:font-size="14pt" style:font-name-asian="標楷體" style:font-size-asian="14pt" style:font-size-complex="14pt"/>
    </style:style>
    <style:style style:name="P12" style:family="paragraph" style:parent-style-name="Standard" style:list-style-name="L3">
      <style:paragraph-properties fo:line-height="150%"/>
      <style:text-properties fo:font-size="14pt" style:font-name-asian="標楷體" style:font-size-asian="14pt" style:font-size-complex="14pt"/>
    </style:style>
    <style:style style:name="P13"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4" style:family="paragraph" style:parent-style-name="Text_20_body" style:list-style-name="L4">
      <style:paragraph-properties fo:line-height="150%"/>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font-size="14pt" fo:letter-spacing="0.049cm" style:font-name-asian="標楷體" style:font-size-asian="14pt" style:font-size-complex="14pt"/>
    </style:style>
    <style:style style:name="T4" style:family="text">
      <style:text-properties style:font-name="標楷體" fo:font-size="14pt" fo:letter-spacing="0.049cm" style:font-name-asian="標楷體" style:font-size-asian="14pt" style:language-asian="zh" style:country-asian="TW" style:font-size-complex="14pt"/>
    </style:style>
    <style:style style:name="T5" style:family="text">
      <style:text-properties style:font-name="標楷體" fo:font-size="14pt" fo:letter-spacing="0.049cm" fo:language="en" fo:country="US" style:font-name-asian="標楷體" style:font-size-asian="14pt" style:font-size-complex="14pt"/>
    </style:style>
    <style:style style:name="T6" style:family="text">
      <style:text-properties style:font-name="標楷體" fo:font-size="14pt" fo:letter-spacing="0.049cm" fo:language="en" fo:country="US" style:font-name-asian="標楷體" style:font-size-asian="14pt" style:language-asian="zh" style:country-asian="TW" style:font-size-complex="14pt"/>
    </style:style>
    <style:style style:name="T7" style:family="text">
      <style:text-properties fo:font-size="14pt" style:font-name-asian="標楷體" style:font-size-asian="14pt" style:font-size-complex="14pt"/>
    </style:style>
    <style:style style:name="T8" style:family="text">
      <style:text-properties fo:font-size="14pt" style:font-name-asian="標楷體" style:font-size-asian="14pt" style:language-asian="zh" style:country-asian="TW" style:font-size-complex="14pt"/>
    </style:style>
    <style:style style:name="T9" style:family="text">
      <style:text-properties fo:font-size="14pt" fo:language="en" fo:country="US" style:font-name-asian="標楷體" style:font-size-asian="14pt" style:font-size-complex="14pt"/>
    </style:style>
    <style:style style:name="T10" style:family="text">
      <style:text-properties fo:color="#000000" style:font-name="標楷體" fo:font-size="14pt" style:font-name-asian="標楷體" style:font-size-asian="14pt" style:font-size-complex="14pt"/>
    </style:style>
    <style:style style:name="T11" style:family="text">
      <style:text-properties fo:color="#000000" style:font-name="標楷體" fo:font-size="14pt" style:font-name-asian="標楷體" style:font-size-asian="14pt" style:language-asian="zh" style:country-asian="TW" style:font-size-complex="14pt"/>
    </style:style>
    <style:style style:name="T12" style:family="text">
      <style:text-properties fo:color="#000000" style:font-name="標楷體" fo:font-size="14pt" style:font-name-asian="標楷體" style:font-size-asian="14pt" style:language-asian="zh" style:country-asian="HK" style:font-size-complex="14pt"/>
    </style:style>
    <style:style style:name="T13" style:family="text">
      <style:text-properties fo:color="#000000" style:font-name="標楷體" fo:font-size="14pt" fo:language="en" fo:country="US" style:font-name-asian="標楷體" style:font-size-asian="14pt" style:font-size-complex="14pt"/>
    </style:style>
    <style:style style:name="T14" style:family="text">
      <style:text-properties fo:color="#000000" style:font-name="標楷體" fo:font-size="14pt" fo:letter-spacing="0.049cm" fo:language="en" fo:country="US" style:font-name-asian="標楷體" style:font-size-asian="14pt" style:language-asian="zh" style:country-asian="TW" style:font-size-complex="14pt"/>
    </style:style>
    <style:style style:name="T15" style:family="text">
      <style:text-properties fo:color="#000000" fo:font-size="14pt" style:font-name-asian="標楷體" style:font-size-asian="14pt" style:font-size-complex="14pt"/>
    </style:style>
    <style:style style:name="T16" style:family="text">
      <style:text-properties fo:color="#000000" fo:font-size="14pt" style:font-name-asian="標楷體" style:font-size-asian="14pt" style:language-asian="zh" style:country-asian="HK" style:font-size-complex="14pt"/>
    </style:style>
    <style:style style:name="T17" style:family="text">
      <style:text-properties fo:color="#000000" fo:font-size="14pt" fo:language="en" fo:country="US" style:font-name-asian="標楷體" style:font-size-asian="14pt" style:font-size-complex="14pt"/>
    </style:style>
    <style:style style:name="T18" style:family="text">
      <style:text-properties style:language-asian="zh" style:country-asian="TW"/>
    </style:style>
    <style:style style:name="T19" style:family="text">
      <style:text-properties fo:language="en" fo:country="US" style:language-asian="zh" style:country-asian="TW"/>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基隆市安樂地政事務所</text:p>
      <text:p text:style-name="P2">106年度5月份第2次主管會議紀錄</text:p>
      <text:p text:style-name="P2"/>
      <text:list xml:id="list3771910969969631869" text:style-name="L1">
        <text:list-item>
          <text:p text:style-name="P4">時間：中華民國106年5月<text:span text:style-name="T18">24</text:span>日下午2時整</text:p>
        </text:list-item>
        <text:list-item>
          <text:p text:style-name="P4">地點：三樓民眾談室</text:p>
        </text:list-item>
        <text:list-item>
          <text:p text:style-name="P4">主席：代理主任戴清文</text:p>
        </text:list-item>
        <text:list-item>
          <text:p text:style-name="P7"><text:span text:style-name="預設段落字型"><text:span text:style-name="T1">出席人員：陳</text:span></text:span><text:span text:style-name="預設段落字型"><text:span text:style-name="T2">慧懿</text:span></text:span><text:span text:style-name="預設段落字型"><text:span text:style-name="T1">、戴清文、周力行、李美玲、游玉玲 <text:s text:c="2"/>紀錄：陳苑蒨</text:span></text:span></text:p>
        </text:list-item>
        <text:list-item>
          <text:p text:style-name="P4">各單位報告事項：</text:p>
        </text:list-item>
      </text:list>
      <text:list xml:id="list8767234173216612916" text:style-name="L2">
        <text:list-item>
          <text:p text:style-name="P11">第一課</text:p>
        </text:list-item>
      </text:list>
      <text:list xml:id="list783843460390062763" text:style-name="L3">
        <text:list-item>
          <text:p text:style-name="P13">本課106年5月1日至5月23日止，實價登錄案件共269件，其中憑證申報240件，線上申報紙本送件計3件，本所代填申報計26件，撤銷37件，駁回0件，另電話通知申報計37件。</text:p>
        </text:list-item>
        <text:list-item>
          <text:p text:style-name="P12"><text:span text:style-name="T18">地政處訂於</text:span><text:span text:style-name="T19">6</text:span><text:span text:style-name="T18">月</text:span><text:span text:style-name="T19">15</text:span><text:span text:style-name="T18">日到所進行地政業務考核，本課目前正積極準備相關受檢資料，以爭取佳績。</text:span><text:span text:style-name="T18"> </text:span></text:p>
        </text:list-item>
        <text:list-item>
          <text:p text:style-name="P8"><text:span text:style-name="T7">為配合登記案件管理系統及地籍異動索引內容，請同仁於承辦公文書寫登記案件收件號碼時皆以</text:span><text:span text:style-name="T9">6</text:span><text:span text:style-name="T7">碼填寫。 </text:span></text:p>
        </text:list-item>
      </text:list>
      <text:list xml:id="list29314302" text:style-name="L2">
        <text:list-item text:start-value="1">
          <text:p text:style-name="P11">第二課</text:p>
          <text:list>
            <text:list-item>
              <text:p text:style-name="P9"><text:span text:style-name="T3">本所安樂自辦重測區</text:span><text:span text:style-name="T5">5</text:span><text:span text:style-name="T3">月份重測工作會報於</text:span><text:span text:style-name="T5">5</text:span><text:span text:style-name="T3">月</text:span><text:span text:style-name="T5">18</text:span><text:span text:style-name="T3">日召開，目前地籍調查作業</text:span><text:span text:style-name="T5">(</text:span><text:span text:style-name="T3">自辦</text:span><text:span text:style-name="T5">)</text:span><text:span text:style-name="T3">順利，委外測量圖根網形規劃正由本所審核中，即將進行圖根測量作業。 </text:span><text:span text:style-name="T1"><text:s/></text:span></text:p>
            </text:list-item>
            <text:list-item>
              <text:p text:style-name="P9"><text:span text:style-name="T3">有關鶯歌石段鶯歌石小段地籍圖辦理數化併入安國段數化圖檔內，造成目前無鶯歌石小段之地籍圖，而安國段多出</text:span><text:span text:style-name="T5">40</text:span><text:span text:style-name="T3">筆土地之情形，已洽數化專業廠商研究處理中 </text:span><text:s/></text:p>
            </text:list-item>
            <text:list-item>
              <text:p text:style-name="P9"><text:span text:style-name="T4">有關基隆港西</text:span><text:span text:style-name="T6">16</text:span><text:span text:style-name="T4">碼頭至西</text:span><text:span text:style-name="T6">27</text:span><text:span text:style-name="T4">號碼頭地區地籍圖與現況不符乙案，已派員現場檢測，惟基隆港務分公司先前提供之現況測量圖為</text:span><text:span text:style-name="T6">TWD97</text:span><text:span text:style-name="T4">坐標系統，本所於</text:span><text:span text:style-name="T6">5</text:span><text:span text:style-name="T4">月中旬提供地籍圖控制點資料，請該公司進行聯測後，再提供本所套圖分析。 </text:span></text:p>
            </text:list-item>
          </text:list>
        </text:list-item>
        <text:list-item>
          <text:p text:style-name="P11">第三課</text:p>
          <text:list>
            <text:list-item>
              <text:p text:style-name="P9"><text:soft-page-break/><text:span text:style-name="預設段落字型"><text:span text:style-name="T8">106年軍民聯合防空演習「萬安40號」，於5月18日13時30分至14時舉行，業依市府函示，請研考利跑馬燈及網站事先宣導</text:span></text:span>。</text:p>
            </text:list-item>
            <text:list-item>
              <text:p text:style-name="P9"><text:span text:style-name="預設段落字型"><text:span text:style-name="T8">為精進地價業務，本課地價承辦同仁業於5月12日參訪宜蘭縣宜蘭地政事務所，感謝葛課長、地價人員熱情接待及解說，使參訪同仁獲益良多</text:span></text:span>。</text:p>
            </text:list-item>
            <text:list-item>
              <text:p text:style-name="P9"><text:span text:style-name="預設段落字型"><text:span text:style-name="T8">基隆市體育會跆拳道委員會，於6 月17日至18日，辦理「基隆市1-6年主委盃跆拳道錦標賽暨各級代表隊選拔賽」，請各課轉知同仁，相關訊息及競賽規程請至市府教育處全球資訊網下載</text:span></text:span>。</text:p>
            </text:list-item>
            <text:list-item>
              <text:p text:style-name="P6">請各課轉知新進同仁，如有經辦公文需求時，請向研考索取公文系統使用申請書，填妥向本課提出申請。</text:p>
            </text:list-item>
          </text:list>
        </text:list-item>
        <text:list-item>
          <text:p text:style-name="P11">人事</text:p>
          <text:list>
            <text:list-item>
              <text:p text:style-name="P9"><text:span text:style-name="預設段落字型"><text:span text:style-name="T10">行政院人事行政總處公務人力發展中心為配合「公部門數位學習資源整合平臺」即將於</text:span></text:span><text:span text:style-name="預設段落字型"><text:span text:style-name="T13">106</text:span></text:span><text:span text:style-name="預設段落字型"><text:span text:style-name="T10">年</text:span></text:span><text:span text:style-name="預設段落字型"><text:span text:style-name="T13">7</text:span></text:span><text:span text:style-name="預設段落字型"><text:span text:style-name="T10">月</text:span></text:span><text:span text:style-name="預設段落字型"><text:span text:style-name="T13">1</text:span></text:span><text:span text:style-name="預設段落字型"><text:span text:style-name="T10">日正式上線，該中心「</text:span></text:span><text:span text:style-name="預設段落字型"><text:span text:style-name="T13">e</text:span></text:span><text:span text:style-name="預設段落字型"><text:span text:style-name="T10">等公務園」學習網規劃停止部分學習服務事項。 </text:span></text:span></text:p>
            </text:list-item>
            <text:list-item>
              <text:p text:style-name="P9"><text:span text:style-name="預設段落字型"><text:span text:style-name="T15">「公務人員保障暨培訓委員會各項訓練專題研討題目投稿須知」</text:span></text:span><text:span text:style-name="預設段落字型"><text:span text:style-name="T17">1</text:span></text:span><text:span text:style-name="預設段落字型"><text:span text:style-name="T15">份，請</text:span></text:span><text:span text:style-name="預設段落字型"><text:span text:style-name="T16">同仁</text:span></text:span><text:span text:style-name="預設段落字型"><text:span text:style-name="T15">踴躍投稿，相關訊息請至公務人員保障暨培訓委員會全球資訊網（</text:span></text:span><text:span text:style-name="預設段落字型"><text:span text:style-name="T17">http://www.csptc.gov.tw/</text:span></text:span><text:span text:style-name="預設段落字型"><text:span text:style-name="T15">）「各項訓練專題研討題目徵稿專區」查詢。 </text:span></text:span></text:p>
            </text:list-item>
            <text:list-item>
              <text:p text:style-name="P9"><text:span text:style-name="預設段落字型"><text:span text:style-name="T15">銓敘部修正「公教人員保險被保險人一次性離退給與按月攤提計算所據平均餘命標準表」，並自民國</text:span></text:span><text:span text:style-name="預設段落字型"><text:span text:style-name="T17">106</text:span></text:span><text:span text:style-name="預設段落字型"><text:span text:style-name="T15">年</text:span></text:span><text:span text:style-name="預設段落字型"><text:span text:style-name="T17">6</text:span></text:span><text:span text:style-name="預設段落字型"><text:span text:style-name="T15">月</text:span></text:span><text:span text:style-name="預設段落字型"><text:span text:style-name="T17">1</text:span></text:span><text:span text:style-name="預設段落字型"><text:span text:style-name="T15">日起生效。 </text:span></text:span></text:p>
            </text:list-item>
            <text:list-item>
              <text:p text:style-name="P9"><text:span text:style-name="預設段落字型"><text:span text:style-name="T15">「公務人員晉升官等（資位）訓練成績評量要點」第四點、第八點、第九點規定，業經公務人員保障暨培訓委員會以中華民國</text:span></text:span><text:span text:style-name="預設段落字型"><text:span text:style-name="T17">106</text:span></text:span><text:span text:style-name="預設段落字型"><text:span text:style-name="T15">年</text:span></text:span><text:span text:style-name="預設段落字型"><text:span text:style-name="T17">5</text:span></text:span><text:span text:style-name="預設段落字型"><text:span text:style-name="T15">月</text:span></text:span><text:span text:style-name="預設段落字型"><text:span text:style-name="T17">11</text:span></text:span><text:span text:style-name="預設段落字型"><text:span text:style-name="T15">日公評字第</text:span></text:span><text:span text:style-name="預設段落字型"><text:span text:style-name="T17">1062260279</text:span></text:span><text:span text:style-name="預設段落字型"><text:span text:style-name="T15">號令修正發布，並自發布日生效。 </text:span></text:span></text:p>
            </text:list-item>
            <text:list-item>
              <text:p text:style-name="P9"><text:span text:style-name="預設段落字型"><text:span text:style-name="T15">高雄市政府觀光局所規劃十四條國民旅遊推薦遊程，</text:span></text:span><text:span text:style-name="預設段落字型"><text:span text:style-name="T16">請同仁參閱，</text:span></text:span><text:span text:style-name="預設段落字型"><text:span text:style-name="T15">詳情逕至本所公布欄查閱。 </text:span></text:span></text:p>
            </text:list-item>
            <text:list-item>
              <text:p text:style-name="P9"><text:span text:style-name="預設段落字型"><text:span text:style-name="T15">有關聘</text:span></text:span><text:span text:style-name="預設段落字型"><text:span text:style-name="T17">(</text:span></text:span><text:span text:style-name="預設段落字型"><text:span text:style-name="T15">僱</text:span></text:span><text:span text:style-name="預設段落字型"><text:span text:style-name="T17">)</text:span></text:span><text:span text:style-name="預設段落字型"><text:span text:style-name="T15">人員因安胎事由，經予續聘</text:span></text:span><text:span text:style-name="預設段落字型"><text:span text:style-name="T17">(</text:span></text:span><text:span text:style-name="預設段落字型"><text:span text:style-name="T15">僱</text:span></text:span><text:span text:style-name="預設段落字型"><text:span text:style-name="T17">)</text:span></text:span><text:span text:style-name="預設段落字型"><text:span text:style-name="T15">後於新聘</text:span></text:span><text:span text:style-name="預設段落字型"><text:span text:style-name="T17">(</text:span></text:span><text:span text:style-name="預設段落字型"><text:span text:style-name="T15">僱</text:span></text:span><text:span text:style-name="預設段落字型"><text:span text:style-name="T17">)</text:span></text:span><text:span text:style-name="預設段落字型"><text:span text:style-name="T15">年度中因安胎事由申請延長病假，其相關延長病假計算疑義一案，請依行政院人事</text:span></text:span><text:soft-page-break/><text:span text:style-name="預設段落字型"><text:span text:style-name="T15">行政總處函釋規定辦理，</text:span></text:span><text:span text:style-name="預設段落字型"><text:span text:style-name="T16">請</text:span></text:span><text:span text:style-name="預設段落字型"><text:span text:style-name="T15">至本所公布欄查閱</text:span></text:span><text:span text:style-name="預設段落字型"><text:span text:style-name="T16">。</text:span></text:span><text:span text:style-name="預設段落字型"><text:span text:style-name="T15"> <text:s/></text:span></text:span></text:p>
            </text:list-item>
          </text:list>
        </text:list-item>
        <text:list-item>
          <text:p text:style-name="P11">會計</text:p>
          <text:list>
            <text:list-item>
              <text:p text:style-name="P9"><text:span text:style-name="預設段落字型"><text:span text:style-name="T2">行政院主計總處有關「106年5月各機關統計調查一覽表」已公佈於行政院主計總處網站，請轉知同仁或請同仁至該網站查詢、運用，避免詐騙案件發生並提升對於政府統計調查之認知</text:span></text:span><text:span text:style-name="T2">。</text:span></text:p>
            </text:list-item>
          </text:list>
        </text:list-item>
      </text:list>
      <text:p text:style-name="P5"/>
      <text:list xml:id="list5699404077930709442" text:style-name="L4">
        <text:list-item>
          <text:p text:style-name="P10"><text:span text:style-name="預設段落字型"><text:span text:style-name="T1">主席指示事項</text:span></text:span></text:p>
          <text:list>
            <text:list-item>
              <text:p text:style-name="P14"><text:span text:style-name="預設段落字型"><text:span text:style-name="T14">依基隆市政府106年5月19日基府政預貳字第1060221387號函意旨，於端午節期間請加強宣導「基隆市暨所屬機關學校員工廉政倫理規範」相關規定。準此，請同仁務必確實遵照規定辦理。</text:span></text:span></text:p>
            </text:list-item>
            <text:list-item>
              <text:p text:style-name="P14"><text:span text:style-name="T13">6</text:span><text:span text:style-name="T10">月</text:span><text:span text:style-name="T13">15</text:span><text:span text:style-name="T10">日地政處將蒞所考核本所各項地政業務，請</text:span><text:span text:style-name="T11">確</text:span><text:span text:style-name="T10">實準備資料受檢，課長、複審及資</text:span><text:span text:style-name="T12">訊</text:span><text:span text:style-name="T10">人員請於受考</text:span><text:span text:style-name="T12">當日</text:span><text:span text:style-name="T10">提早入</text:span><text:span text:style-name="T11">座</text:span><text:span text:style-name="T10">。</text:span></text:p>
              <text:p text:style-name="P10"><text:span text:style-name="預設段落字型"><text:span text:style-name="T11"/></text:span></text:p>
            </text:list-item>
          </text:list>
        </text:list-item>
        <text:list-item>
          <text:p text:style-name="P10"><text:span text:style-name="預設段落字型"><text:span text:style-name="T1">散會：下午</text:span></text:span><text:span text:style-name="預設段落字型"><text:span text:style-name="T1">2</text:span></text:span><text:span text:style-name="預設段落字型"><text:span text:style-name="T1">時</text:span></text:span><text:span text:style-name="預設段落字型"><text:span text:style-name="T1">30</text:span></text:span><text:span text:style-name="預設段落字型"><text:span text:style-name="T1">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name-asian="標楷體"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登記課 安樂地政</meta:initial-creator>
    <dc:creator>安樂地政 </dc:creator>
    <meta:creation-date>2016-06-29T13:28:00Z</meta:creation-date>
    <dc:date>2017-06-01T11:31:07.70</dc:date>
    <meta:editing-cycles>82</meta:editing-cycles>
    <meta:editing-duration>PT7H14M25S</meta:editing-duration>
    <meta:printed-by>安樂地政 </meta:printed-by>
    <meta:print-date>2017-06-01T11:30:46.99</meta:print-date>
    <meta:document-statistic meta:table-count="0" meta:image-count="0" meta:object-count="0" meta:page-count="3" meta:paragraph-count="34" meta:word-count="1448" meta:character-count="1591"/>
    <meta:template xlink:type="simple" xlink:actuate="onRequest" xlink:title="" xlink:href="../../../../研考/研考/會議資料/主管會議_週/1.會議紀錄/主管會議-1060414.odt/Normal"/>
  </office:meta>
</office:document-meta>
</file>